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12"/>
    <style:style style:name="ce2" style:family="table-cell" style:parent-style-name="Default" style:data-style-name="N99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visibility="collapse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_imag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_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optim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method label</text:p>
          </table:table-cell>
          <table:table-cell office:value-type="string" calcext:value-type="string">
            <text:p>nb image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9.460480524536" calcext:value-type="float">
            <text:p>149.460480524536</text:p>
          </table:table-cell>
          <table:table-cell table:formula="of:=[.B2]/[.A2]" office:value-type="float" office:value="1.20532645584303" calcext:value-type="float">
            <text:p>1.2053</text:p>
          </table:table-cell>
          <table:table-cell table:formula="of:=SQRT([.C2])" office:value-type="float" office:value="1.09787360649714" calcext:value-type="float">
            <text:p>1.0979</text:p>
          </table:table-cell>
          <table:table-cell office:value-type="string" calcext:value-type="string">
            <text:p>auto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4.769372366029" calcext:value-type="float">
            <text:p>184.769372366029</text:p>
          </table:table-cell>
          <table:table-cell table:formula="of:=[.B3]/[.A3]" office:value-type="float" office:value="1.490075583597" calcext:value-type="float">
            <text:p>1.4901</text:p>
          </table:table-cell>
          <table:table-cell table:formula="of:=SQRT([.C3])" office:value-type="float" office:value="1.22068652142842" calcext:value-type="float">
            <text:p>1.2207</text:p>
          </table:table-cell>
          <table:table-cell office:value-type="string" calcext:value-type="string">
            <text:p>auto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uto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3.904902916268" calcext:value-type="float">
            <text:p>303.904902916268</text:p>
          </table:table-cell>
          <table:table-cell table:formula="of:=[.B4]/[.A4]" office:value-type="float" office:value="1.09712961341613" calcext:value-type="float">
            <text:p>1.0971</text:p>
          </table:table-cell>
          <table:table-cell table:formula="of:=SQRT([.C4])" office:value-type="float" office:value="1.04743955119908" calcext:value-type="float">
            <text:p>1.0474</text:p>
          </table:table-cell>
          <table:table-cell office:value-type="string" calcext:value-type="string">
            <text:p>manua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nual full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82.27027899928" calcext:value-type="float">
            <text:p>1682.27027899928</text:p>
          </table:table-cell>
          <table:table-cell table:formula="of:=[.B5]/[.A5]" office:value-type="float" office:value="6.05133193884635" calcext:value-type="float">
            <text:p>6.0513</text:p>
          </table:table-cell>
          <table:table-cell table:formula="of:=SQRT([.C5])" office:value-type="float" office:value="2.45994551542231" calcext:value-type="float">
            <text:p>2.4599</text:p>
          </table:table-cell>
          <table:table-cell office:value-type="string" calcext:value-type="string">
            <text:p>manual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ual full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.1050041276707" calcext:value-type="float">
            <text:p>80.1050041276707</text:p>
          </table:table-cell>
          <table:table-cell table:formula="of:=[.B6]/[.A6]" office:value-type="float" office:value="0.770240424304526" calcext:value-type="float">
            <text:p>0.7702</text:p>
          </table:table-cell>
          <table:table-cell table:formula="of:=SQRT([.C6])" office:value-type="float" office:value="0.877633422508809" calcext:value-type="float">
            <text:p>0.8776</text:p>
          </table:table-cell>
          <table:table-cell office:value-type="string" calcext:value-type="string">
            <text:p>manual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ual mean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9.950654607768" calcext:value-type="float">
            <text:p>219.950654607768</text:p>
          </table:table-cell>
          <table:table-cell table:formula="of:=[.B7]/[.A7]" office:value-type="float" office:value="2.11491014045931" calcext:value-type="float">
            <text:p>2.1149</text:p>
          </table:table-cell>
          <table:table-cell table:formula="of:=SQRT([.C7])" office:value-type="float" office:value="1.45427306255026" calcext:value-type="float">
            <text:p>1.4543</text:p>
          </table:table-cell>
          <table:table-cell office:value-type="string" calcext:value-type="string">
            <text:p>manual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ual mean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6.983730093842" calcext:value-type="float">
            <text:p>426.983730093842</text:p>
          </table:table-cell>
          <table:table-cell table:formula="of:=[.B8]/[.A8]" office:value-type="float" office:value="1.72170858908807" calcext:value-type="float">
            <text:p>1.7217</text:p>
          </table:table-cell>
          <table:table-cell table:formula="of:=SQRT([.C8])" office:value-type="float" office:value="1.31213893665575" calcext:value-type="float">
            <text:p>1.3121</text:p>
          </table:table-cell>
          <table:table-cell office:value-type="string" calcext:value-type="string">
            <text:p>auto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uto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+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00.35410397226" calcext:value-type="float">
            <text:p>2000.35410397226</text:p>
          </table:table-cell>
          <table:table-cell table:formula="of:=[.B9]/[.A9]" office:value-type="float" office:value="3.60424162877884" calcext:value-type="float">
            <text:p>3.6042</text:p>
          </table:table-cell>
          <table:table-cell table:formula="of:=SQRT([.C9])" office:value-type="float" office:value="1.89848403437554" calcext:value-type="float">
            <text:p>1.8985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manual full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+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9.431936332337" calcext:value-type="float">
            <text:p>329.431936332337</text:p>
          </table:table-cell>
          <table:table-cell table:formula="of:=[.B10]/[.A10]" office:value-type="float" office:value="1.58380738621316" calcext:value-type="float">
            <text:p>1.5838</text:p>
          </table:table-cell>
          <table:table-cell table:formula="of:=SQRT([.C10])" office:value-type="float" office:value="1.25849409462784" calcext:value-type="float">
            <text:p>1.2585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manual mea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+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1.868066200243" calcext:value-type="float">
            <text:p>301.868066200243</text:p>
          </table:table-cell>
          <table:table-cell table:formula="of:=[.B12]/[.A12]" office:value-type="float" office:value="1.08977641227525" calcext:value-type="float">
            <text:p>1.0898</text:p>
          </table:table-cell>
          <table:table-cell table:formula="of:=SQRT([.C12])" office:value-type="float" office:value="1.04392356629939" calcext:value-type="float">
            <text:p>1.0439</text:p>
          </table:table-cell>
          <table:table-cell office:value-type="string" calcext:value-type="string">
            <text:p>manu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83.3926276447" calcext:value-type="float">
            <text:p>1683.3926276447</text:p>
          </table:table-cell>
          <table:table-cell table:formula="of:=[.B13]/[.A13]" office:value-type="float" office:value="6.05536916418958" calcext:value-type="float">
            <text:p>6.0554</text:p>
          </table:table-cell>
          <table:table-cell table:formula="of:=SQRT([.C13])" office:value-type="float" office:value="2.4607659710321" calcext:value-type="float">
            <text:p>2.4608</text:p>
          </table:table-cell>
          <table:table-cell office:value-type="string" calcext:value-type="string">
            <text:p>manu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95.75413560578" calcext:value-type="float">
            <text:p>1995.75413560578</text:p>
          </table:table-cell>
          <table:table-cell table:formula="of:=[.B14]/[.A14]" office:value-type="float" office:value="3.59595339748788" calcext:value-type="float">
            <text:p>3.5960</text:p>
          </table:table-cell>
          <table:table-cell table:formula="of:=SQRT([.C14])" office:value-type="float" office:value="1.89629992287293" calcext:value-type="float">
            <text:p>1.8963</text:p>
          </table:table-cell>
          <table:table-cell office:value-type="string" calcext:value-type="string">
            <text:p>manua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9.394332145271" calcext:value-type="float">
            <text:p>149.394332145271</text:p>
          </table:table-cell>
          <table:table-cell table:formula="of:=[.B15]/[.A15]" office:value-type="float" office:value="1.20479300117154" calcext:value-type="float">
            <text:p>1.2048</text:p>
          </table:table-cell>
          <table:table-cell table:formula="of:=SQRT([.C15])" office:value-type="float" office:value="1.09763063057275" calcext:value-type="float">
            <text:p>1.0976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4.3358748516" calcext:value-type="float">
            <text:p>184.3358748516</text:p>
          </table:table-cell>
          <table:table-cell table:formula="of:=[.B16]/[.A16]" office:value-type="float" office:value="1.4865796359" calcext:value-type="float">
            <text:p>1.4866</text:p>
          </table:table-cell>
          <table:table-cell table:formula="of:=SQRT([.C16])" office:value-type="float" office:value="1.21925372088831" calcext:value-type="float">
            <text:p>1.2193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7.11405807069" calcext:value-type="float">
            <text:p>427.11405807069</text:p>
          </table:table-cell>
          <table:table-cell table:formula="of:=[.B17]/[.A17]" office:value-type="float" office:value="1.72223410512375" calcext:value-type="float">
            <text:p>1.7222</text:p>
          </table:table-cell>
          <table:table-cell table:formula="of:=SQRT([.C17])" office:value-type="float" office:value="1.31233917305083" calcext:value-type="float">
            <text:p>1.3123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.1248942655603" calcext:value-type="float">
            <text:p>80.1248942655603</text:p>
          </table:table-cell>
          <table:table-cell table:formula="of:=[.B18]/[.A18]" office:value-type="float" office:value="0.770431675630388" calcext:value-type="float">
            <text:p>0.7704</text:p>
          </table:table-cell>
          <table:table-cell table:formula="of:=SQRT([.C18])" office:value-type="float" office:value="0.877742374293498" calcext:value-type="float">
            <text:p>0.8777</text:p>
          </table:table-cell>
          <table:table-cell office:value-type="string" calcext:value-type="string">
            <text:p>manu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0.03937338397" calcext:value-type="float">
            <text:p>220.03937338397</text:p>
          </table:table-cell>
          <table:table-cell table:formula="of:=[.B19]/[.A19]" office:value-type="float" office:value="2.11576320561509" calcext:value-type="float">
            <text:p>2.1158</text:p>
          </table:table-cell>
          <table:table-cell table:formula="of:=SQRT([.C19])" office:value-type="float" office:value="1.45456632905313" calcext:value-type="float">
            <text:p>1.4546</text:p>
          </table:table-cell>
          <table:table-cell office:value-type="string" calcext:value-type="string">
            <text:p>manual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9.185409716568" calcext:value-type="float">
            <text:p>329.185409716568</text:p>
          </table:table-cell>
          <table:table-cell table:formula="of:=[.B20]/[.A20]" office:value-type="float" office:value="1.58262216209889" calcext:value-type="float">
            <text:p>1.5826</text:p>
          </table:table-cell>
          <table:table-cell table:formula="of:=SQRT([.C20])" office:value-type="float" office:value="1.25802311667906" calcext:value-type="float">
            <text:p>1.2580</text:p>
          </table:table-cell>
          <table:table-cell office:value-type="string" calcext:value-type="string">
            <text:p>manual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97.344185686597" calcext:value-type="float">
            <text:p>297.344185686597</text:p>
          </table:table-cell>
          <table:table-cell table:formula="of:=[.B22]/[.A22]" office:value-type="float" office:value="1.07344471367003" calcext:value-type="float">
            <text:p>1.0734</text:p>
          </table:table-cell>
          <table:table-cell table:formula="of:=SQRT([.C22])" office:value-type="float" office:value="1.03607177052076" calcext:value-type="float">
            <text:p>1.036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81.75533840414" calcext:value-type="float">
            <text:p>1681.75533840414</text:p>
          </table:table-cell>
          <table:table-cell table:formula="of:=[.B23]/[.A23]" office:value-type="float" office:value="6.04947963454725" calcext:value-type="float">
            <text:p>6.0495</text:p>
          </table:table-cell>
          <table:table-cell table:formula="of:=SQRT([.C23])" office:value-type="float" office:value="2.45956899365463" calcext:value-type="float">
            <text:p>2.45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94.85314857517" calcext:value-type="float">
            <text:p>1994.85314857517</text:p>
          </table:table-cell>
          <table:table-cell table:formula="of:=[.B24]/[.A24]" office:value-type="float" office:value="3.59432999743274" calcext:value-type="float">
            <text:p>3.5943</text:p>
          </table:table-cell>
          <table:table-cell table:formula="of:=SQRT([.C24])" office:value-type="float" office:value="1.89587183043389" calcext:value-type="float">
            <text:p>1.89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9.389427877171" calcext:value-type="float">
            <text:p>149.389427877171</text:p>
          </table:table-cell>
          <table:table-cell table:formula="of:=[.B25]/[.A25]" office:value-type="float" office:value="1.20475345062234" calcext:value-type="float">
            <text:p>1.2048</text:p>
          </table:table-cell>
          <table:table-cell table:formula="of:=SQRT([.C25])" office:value-type="float" office:value="1.09761261409586" calcext:value-type="float">
            <text:p>1.0976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7.358623869566" calcext:value-type="float">
            <text:p>187.358623869566</text:p>
          </table:table-cell>
          <table:table-cell table:formula="of:=[.B26]/[.A26]" office:value-type="float" office:value="1.51095664410941" calcext:value-type="float">
            <text:p>1.5110</text:p>
          </table:table-cell>
          <table:table-cell table:formula="of:=SQRT([.C26])" office:value-type="float" office:value="1.22920976407992" calcext:value-type="float">
            <text:p>1.2292</text:p>
          </table:table-cell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7.098345540357" calcext:value-type="float">
            <text:p>427.098345540357</text:p>
          </table:table-cell>
          <table:table-cell table:formula="of:=[.B27]/[.A27]" office:value-type="float" office:value="1.7221707481466" calcext:value-type="float">
            <text:p>1.7222</text:p>
          </table:table-cell>
          <table:table-cell table:formula="of:=SQRT([.C27])" office:value-type="float" office:value="1.31231503387967" calcext:value-type="float">
            <text:p>1.3123</text:p>
          </table:table-cell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9.6257878208574" calcext:value-type="float">
            <text:p>79.6257878208574</text:p>
          </table:table-cell>
          <table:table-cell table:formula="of:=[.B28]/[.A28]" office:value-type="float" office:value="0.765632575200552" calcext:value-type="float">
            <text:p>0.7656</text:p>
          </table:table-cell>
          <table:table-cell table:formula="of:=SQRT([.C28])" office:value-type="float" office:value="0.875004328675323" calcext:value-type="float">
            <text:p>0.87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5.49252636403" calcext:value-type="float">
            <text:p>215.49252636403</text:p>
          </table:table-cell>
          <table:table-cell table:formula="of:=[.B29]/[.A29]" office:value-type="float" office:value="2.07204352273106" calcext:value-type="float">
            <text:p>2.0720</text:p>
          </table:table-cell>
          <table:table-cell table:formula="of:=SQRT([.C29])" office:value-type="float" office:value="1.43945945504938" calcext:value-type="float">
            <text:p>1.43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9.095071038971" calcext:value-type="float">
            <text:p>329.095071038971</text:p>
          </table:table-cell>
          <table:table-cell table:formula="of:=[.B30]/[.A30]" office:value-type="float" office:value="1.58218784153351" calcext:value-type="float">
            <text:p>1.5822</text:p>
          </table:table-cell>
          <table:table-cell table:formula="of:=SQRT([.C30])" office:value-type="float" office:value="1.25785048457021" calcext:value-type="float">
            <text:p>1.25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97.982671621397" calcext:value-type="float">
            <text:p>297.982671621397</text:p>
          </table:table-cell>
          <table:table-cell table:formula="of:=[.B32]/[.A32]" office:value-type="float" office:value="1.07574971704475" calcext:value-type="float">
            <text:p>1.0757</text:p>
          </table:table-cell>
          <table:table-cell table:formula="of:=SQRT([.C32])" office:value-type="float" office:value="1.03718355031535" calcext:value-type="float">
            <text:p>1.037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81.46378995969" calcext:value-type="float">
            <text:p>1681.46378995969</text:p>
          </table:table-cell>
          <table:table-cell table:formula="of:=[.B33]/[.A33]" office:value-type="float" office:value="6.04843089913556" calcext:value-type="float">
            <text:p>6.0484</text:p>
          </table:table-cell>
          <table:table-cell table:formula="of:=SQRT([.C33])" office:value-type="float" office:value="2.45935578945698" calcext:value-type="float">
            <text:p>2.459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95.33269729314" calcext:value-type="float">
            <text:p>1995.33269729314</text:p>
          </table:table-cell>
          <table:table-cell table:formula="of:=[.B34]/[.A34]" office:value-type="float" office:value="3.59519404917683" calcext:value-type="float">
            <text:p>3.5952</text:p>
          </table:table-cell>
          <table:table-cell table:formula="of:=SQRT([.C34])" office:value-type="float" office:value="1.89609969389187" calcext:value-type="float">
            <text:p>1.896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9.331594661285" calcext:value-type="float">
            <text:p>149.331594661285</text:p>
          </table:table-cell>
          <table:table-cell table:formula="of:=[.B35]/[.A35]" office:value-type="float" office:value="1.20428705372004" calcext:value-type="float">
            <text:p>1.2043</text:p>
          </table:table-cell>
          <table:table-cell table:formula="of:=SQRT([.C35])" office:value-type="float" office:value="1.09740013382542" calcext:value-type="float">
            <text:p>1.0974</text:p>
          </table:table-cell>
          <table:table-cell/>
          <table:table-cell office:value-type="string" calcext:value-type="string">
            <text:p>5A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7.261331931117" calcext:value-type="float">
            <text:p>187.261331931117</text:p>
          </table:table-cell>
          <table:table-cell table:formula="of:=[.B36]/[.A36]" office:value-type="float" office:value="1.51017203170255" calcext:value-type="float">
            <text:p>1.5102</text:p>
          </table:table-cell>
          <table:table-cell table:formula="of:=SQRT([.C36])" office:value-type="float" office:value="1.2288905694579" calcext:value-type="float">
            <text:p>1.2289</text:p>
          </table:table-cell>
          <table:table-cell/>
          <table:table-cell office:value-type="string" calcext:value-type="string">
            <text:p>5B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7.203022412668" calcext:value-type="float">
            <text:p>427.203022412668</text:p>
          </table:table-cell>
          <table:table-cell table:formula="of:=[.B37]/[.A37]" office:value-type="float" office:value="1.72259283230915" calcext:value-type="float">
            <text:p>1.7226</text:p>
          </table:table-cell>
          <table:table-cell table:formula="of:=SQRT([.C37])" office:value-type="float" office:value="1.31247584065732" calcext:value-type="float">
            <text:p>1.3125</text:p>
          </table:table-cell>
          <table:table-cell/>
          <table:table-cell office:value-type="string" calcext:value-type="string">
            <text:p>5C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9.5993877627757" calcext:value-type="float">
            <text:p>79.5993877627757</text:p>
          </table:table-cell>
          <table:table-cell table:formula="of:=[.B38]/[.A38]" office:value-type="float" office:value="0.765378728488228" calcext:value-type="float">
            <text:p>0.7654</text:p>
          </table:table-cell>
          <table:table-cell table:formula="of:=SQRT([.C38])" office:value-type="float" office:value="0.87485926210347" calcext:value-type="float">
            <text:p>0.874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5.96040696329" calcext:value-type="float">
            <text:p>215.96040696329</text:p>
          </table:table-cell>
          <table:table-cell table:formula="of:=[.B39]/[.A39]" office:value-type="float" office:value="2.07654237464702" calcext:value-type="float">
            <text:p>2.0765</text:p>
          </table:table-cell>
          <table:table-cell table:formula="of:=SQRT([.C39])" office:value-type="float" office:value="1.44102129569518" calcext:value-type="float">
            <text:p>1.44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0.003568671772" calcext:value-type="float">
            <text:p>330.003568671772</text:p>
          </table:table-cell>
          <table:table-cell table:formula="of:=[.B40]/[.A40]" office:value-type="float" office:value="1.58655561861429" calcext:value-type="float">
            <text:p>1.5866</text:p>
          </table:table-cell>
          <table:table-cell table:formula="of:=SQRT([.C40])" office:value-type="float" office:value="1.25958549476178" calcext:value-type="float">
            <text:p>1.25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97.484276552807" calcext:value-type="float">
            <text:p>297.484276552807</text:p>
          </table:table-cell>
          <table:table-cell table:formula="of:=[.B42]/[.A42]" office:value-type="float" office:value="1.07395045686934" calcext:value-type="float">
            <text:p>1.0740</text:p>
          </table:table-cell>
          <table:table-cell table:formula="of:=SQRT([.C42])" office:value-type="float" office:value="1.03631580942748" calcext:value-type="float">
            <text:p>1.0363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83.42739195717" calcext:value-type="float">
            <text:p>1683.42739195717</text:p>
          </table:table-cell>
          <table:table-cell table:formula="of:=[.B43]/[.A43]" office:value-type="float" office:value="6.05549421567328" calcext:value-type="float">
            <text:p>6.0555</text:p>
          </table:table-cell>
          <table:table-cell table:formula="of:=SQRT([.C43])" office:value-type="float" office:value="2.46079137995753" calcext:value-type="float">
            <text:p>2.4608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94.69973113907" calcext:value-type="float">
            <text:p>1994.69973113907</text:p>
          </table:table-cell>
          <table:table-cell table:formula="of:=[.B44]/[.A44]" office:value-type="float" office:value="3.59405356961994" calcext:value-type="float">
            <text:p>3.5941</text:p>
          </table:table-cell>
          <table:table-cell table:formula="of:=SQRT([.C44])" office:value-type="float" office:value="1.89579892647399" calcext:value-type="float">
            <text:p>1.8958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8.483461853381" calcext:value-type="float">
            <text:p>148.483461853381</text:p>
          </table:table-cell>
          <table:table-cell table:formula="of:=[.B45]/[.A45]" office:value-type="float" office:value="1.19744727301114" calcext:value-type="float">
            <text:p>1.1974</text:p>
          </table:table-cell>
          <table:table-cell table:formula="of:=SQRT([.C45])" office:value-type="float" office:value="1.09427933957063" calcext:value-type="float">
            <text:p>1.0943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1.766841213554" calcext:value-type="float">
            <text:p>181.766841213554</text:p>
          </table:table-cell>
          <table:table-cell table:formula="of:=[.B46]/[.A46]" office:value-type="float" office:value="1.46586162268995" calcext:value-type="float">
            <text:p>1.4659</text:p>
          </table:table-cell>
          <table:table-cell table:formula="of:=SQRT([.C46])" office:value-type="float" office:value="1.21072772442443" calcext:value-type="float">
            <text:p>1.2107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17.821206589271" calcext:value-type="float">
            <text:p>417.821206589271</text:p>
          </table:table-cell>
          <table:table-cell table:formula="of:=[.B47]/[.A47]" office:value-type="float" office:value="1.68476292979545" calcext:value-type="float">
            <text:p>1.6848</text:p>
          </table:table-cell>
          <table:table-cell table:formula="of:=SQRT([.C47])" office:value-type="float" office:value="1.29798417933172" calcext:value-type="float">
            <text:p>1.2980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.3642511648808" calcext:value-type="float">
            <text:p>80.3642511648808</text:p>
          </table:table-cell>
          <table:table-cell table:formula="of:=[.B48]/[.A48]" office:value-type="float" office:value="0.7727331842777" calcext:value-type="float">
            <text:p>0.7727</text:p>
          </table:table-cell>
          <table:table-cell table:formula="of:=SQRT([.C48])" office:value-type="float" office:value="0.879052435454052" calcext:value-type="float">
            <text:p>0.8791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8.280855742683" calcext:value-type="float">
            <text:p>218.280855742683</text:p>
          </table:table-cell>
          <table:table-cell table:formula="of:=[.B49]/[.A49]" office:value-type="float" office:value="2.09885438214118" calcext:value-type="float">
            <text:p>2.0989</text:p>
          </table:table-cell>
          <table:table-cell table:formula="of:=SQRT([.C49])" office:value-type="float" office:value="1.44874234498105" calcext:value-type="float">
            <text:p>1.4487</text:p>
          </table:table-cell>
          <table:table-cell/>
          <table:table-cell office:value-type="string" calcext:value-type="string">
            <text:p>A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9.711795024201" calcext:value-type="float">
            <text:p>329.711795024201</text:p>
          </table:table-cell>
          <table:table-cell table:formula="of:=[.B50]/[.A50]" office:value-type="float" office:value="1.58515286069327" calcext:value-type="float">
            <text:p>1.5852</text:p>
          </table:table-cell>
          <table:table-cell table:formula="of:=SQRT([.C50])" office:value-type="float" office:value="1.25902853847452" calcext:value-type="float">
            <text:p>1.2590</text:p>
          </table:table-cell>
          <table:table-cell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0.740254678487" calcext:value-type="float">
            <text:p>300.740254678487</text:p>
          </table:table-cell>
          <table:table-cell table:formula="of:=[.B52]/[.A52]" office:value-type="float" office:value="1.08570489053605" calcext:value-type="float">
            <text:p>1.0857</text:p>
          </table:table-cell>
          <table:table-cell table:formula="of:=SQRT([.C52])" office:value-type="float" office:value="1.04197163614758" calcext:value-type="float">
            <text:p>1.0420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83.97257868026" calcext:value-type="float">
            <text:p>1683.97257868026</text:p>
          </table:table-cell>
          <table:table-cell table:formula="of:=[.B53]/[.A53]" office:value-type="float" office:value="6.05745531899376" calcext:value-type="float">
            <text:p>6.0575</text:p>
          </table:table-cell>
          <table:table-cell table:formula="of:=SQRT([.C53])" office:value-type="float" office:value="2.46118981774949" calcext:value-type="float">
            <text:p>2.4612</text:p>
          </table:table-cell>
          <table:table-cell/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08.28859647323" calcext:value-type="float">
            <text:p>2008.28859647323</text:p>
          </table:table-cell>
          <table:table-cell table:formula="of:=[.B54]/[.A54]" office:value-type="float" office:value="3.61853801166348" calcext:value-type="float">
            <text:p>3.6185</text:p>
          </table:table-cell>
          <table:table-cell table:formula="of:=SQRT([.C54])" office:value-type="float" office:value="1.90224551823982" calcext:value-type="float">
            <text:p>1.9022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9.359816251187" calcext:value-type="float">
            <text:p>149.359816251187</text:p>
          </table:table-cell>
          <table:table-cell table:formula="of:=[.B55]/[.A55]" office:value-type="float" office:value="1.20451464718699" calcext:value-type="float">
            <text:p>1.2045</text:p>
          </table:table-cell>
          <table:table-cell table:formula="of:=SQRT([.C55])" office:value-type="float" office:value="1.09750382559105" calcext:value-type="float">
            <text:p>1.0975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4.76919279573" calcext:value-type="float">
            <text:p>184.76919279573</text:p>
          </table:table-cell>
          <table:table-cell table:formula="of:=[.B56]/[.A56]" office:value-type="float" office:value="1.49007413544943" calcext:value-type="float">
            <text:p>1.4901</text:p>
          </table:table-cell>
          <table:table-cell table:formula="of:=SQRT([.C56])" office:value-type="float" office:value="1.22068592825896" calcext:value-type="float">
            <text:p>1.2207</text:p>
          </table:table-cell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0.200114331388" calcext:value-type="float">
            <text:p>420.200114331388</text:p>
          </table:table-cell>
          <table:table-cell table:formula="of:=[.B57]/[.A57]" office:value-type="float" office:value="1.69435529972334" calcext:value-type="float">
            <text:p>1.6944</text:p>
          </table:table-cell>
          <table:table-cell table:formula="of:=SQRT([.C57])" office:value-type="float" office:value="1.30167403743155" calcext:value-type="float">
            <text:p>1.3017</text:p>
          </table:table-cell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.5965052759425" calcext:value-type="float">
            <text:p>80.5965052759425</text:p>
          </table:table-cell>
          <table:table-cell table:formula="of:=[.B58]/[.A58]" office:value-type="float" office:value="0.774966396884063" calcext:value-type="float">
            <text:p>0.7750</text:p>
          </table:table-cell>
          <table:table-cell table:formula="of:=SQRT([.C58])" office:value-type="float" office:value="0.880321757588703" calcext:value-type="float">
            <text:p>0.8803</text:p>
          </table:table-cell>
          <table:table-cell/>
          <table:table-cell office:value-type="string" calcext:value-type="string">
            <text:p>B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8.596554722855" calcext:value-type="float">
            <text:p>218.596554722855</text:p>
          </table:table-cell>
          <table:table-cell table:formula="of:=[.B59]/[.A59]" office:value-type="float" office:value="2.10188994925822" calcext:value-type="float">
            <text:p>2.1019</text:p>
          </table:table-cell>
          <table:table-cell table:formula="of:=SQRT([.C59])" office:value-type="float" office:value="1.44978962241362" calcext:value-type="float">
            <text:p>1.4498</text:p>
          </table:table-cell>
          <table:table-cell/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9.126849187157" calcext:value-type="float">
            <text:p>329.126849187157</text:p>
          </table:table-cell>
          <table:table-cell table:formula="of:=[.B60]/[.A60]" office:value-type="float" office:value="1.5823406210921" calcext:value-type="float">
            <text:p>1.5823</text:p>
          </table:table-cell>
          <table:table-cell table:formula="of:=SQRT([.C60])" office:value-type="float" office:value="1.25791121351712" calcext:value-type="float">
            <text:p>1.2579</text:p>
          </table:table-cell>
          <table:table-cell/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97.149445245491" calcext:value-type="float">
            <text:p>297.149445245491</text:p>
          </table:table-cell>
          <table:table-cell table:formula="of:=[.B62]/[.A62]" office:value-type="float" office:value="1.07274167958661" calcext:value-type="float">
            <text:p>1.0727</text:p>
          </table:table-cell>
          <table:table-cell table:formula="of:=SQRT([.C62])" office:value-type="float" office:value="1.03573243629164" calcext:value-type="float">
            <text:p>1.0357</text:p>
          </table:table-cell>
          <table:table-cell/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80.72583205727" calcext:value-type="float">
            <text:p>1680.72583205727</text:p>
          </table:table-cell>
          <table:table-cell table:formula="of:=[.B63]/[.A63]" office:value-type="float" office:value="6.04577637430673" calcext:value-type="float">
            <text:p>6.0458</text:p>
          </table:table-cell>
          <table:table-cell table:formula="of:=SQRT([.C63])" office:value-type="float" office:value="2.45881605133583" calcext:value-type="float">
            <text:p>2.4588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95.10050300094" calcext:value-type="float">
            <text:p>1995.10050300094</text:p>
          </table:table-cell>
          <table:table-cell table:formula="of:=[.B64]/[.A64]" office:value-type="float" office:value="3.59477568108277" calcext:value-type="float">
            <text:p>3.5948</text:p>
          </table:table-cell>
          <table:table-cell table:formula="of:=SQRT([.C64])" office:value-type="float" office:value="1.89598936734433" calcext:value-type="float">
            <text:p>1.8960</text:p>
          </table:table-cell>
          <table:table-cell/>
          <table:table-cell office:value-type="string" calcext:value-type="string">
            <text:p>C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1.716525673964" calcext:value-type="float">
            <text:p>151.716525673964</text:p>
          </table:table-cell>
          <table:table-cell table:formula="of:=[.B65]/[.A65]" office:value-type="float" office:value="1.22352036833842" calcext:value-type="float">
            <text:p>1.2235</text:p>
          </table:table-cell>
          <table:table-cell table:formula="of:=SQRT([.C65])" office:value-type="float" office:value="1.1061285496444" calcext:value-type="float">
            <text:p>1.1061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4.737596711747" calcext:value-type="float">
            <text:p>184.737596711747</text:p>
          </table:table-cell>
          <table:table-cell table:formula="of:=[.B66]/[.A66]" office:value-type="float" office:value="1.48981932832054" calcext:value-type="float">
            <text:p>1.4898</text:p>
          </table:table-cell>
          <table:table-cell table:formula="of:=SQRT([.C66])" office:value-type="float" office:value="1.22058155332634" calcext:value-type="float">
            <text:p>1.2206</text:p>
          </table:table-cell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6.700107835472" calcext:value-type="float">
            <text:p>426.700107835472</text:p>
          </table:table-cell>
          <table:table-cell table:formula="of:=[.B67]/[.A67]" office:value-type="float" office:value="1.72056495094948" calcext:value-type="float">
            <text:p>1.7206</text:p>
          </table:table-cell>
          <table:table-cell table:formula="of:=SQRT([.C67])" office:value-type="float" office:value="1.31170307270719" calcext:value-type="float">
            <text:p>1.3117</text:p>
          </table:table-cell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.5162578486897" calcext:value-type="float">
            <text:p>81.5162578486897</text:p>
          </table:table-cell>
          <table:table-cell table:formula="of:=[.B68]/[.A68]" office:value-type="float" office:value="0.783810171622017" calcext:value-type="float">
            <text:p>0.7838</text:p>
          </table:table-cell>
          <table:table-cell table:formula="of:=SQRT([.C68])" office:value-type="float" office:value="0.885330543707839" calcext:value-type="float">
            <text:p>0.8853</text:p>
          </table:table-cell>
          <table:table-cell/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2.126491740558" calcext:value-type="float">
            <text:p>212.126491740558</text:p>
          </table:table-cell>
          <table:table-cell table:formula="of:=[.B69]/[.A69]" office:value-type="float" office:value="2.03967780519767" calcext:value-type="float">
            <text:p>2.0397</text:p>
          </table:table-cell>
          <table:table-cell table:formula="of:=SQRT([.C69])" office:value-type="float" office:value="1.42817289051349" calcext:value-type="float">
            <text:p>1.4282</text:p>
          </table:table-cell>
          <table:table-cell/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8.82389760411" calcext:value-type="float">
            <text:p>328.82389760411</text:p>
          </table:table-cell>
          <table:table-cell table:formula="of:=[.B70]/[.A70]" office:value-type="float" office:value="1.58088412309668" calcext:value-type="float">
            <text:p>1.5809</text:p>
          </table:table-cell>
          <table:table-cell table:formula="of:=SQRT([.C70])" office:value-type="float" office:value="1.25733214509798" calcext:value-type="float">
            <text:p>1.2573</text:p>
          </table:table-cell>
          <table:table-cell/>
          <table:table-cell office:value-type="string" calcext:value-type="string">
            <text:p>C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99.541911925076" calcext:value-type="float">
            <text:p>299.541911925076</text:p>
          </table:table-cell>
          <table:table-cell table:formula="of:=[.B72]/[.A72]" office:value-type="float" office:value="1.08137874341183" calcext:value-type="float">
            <text:p>1.0814</text:p>
          </table:table-cell>
          <table:table-cell table:formula="of:=SQRT([.C72])" office:value-type="float" office:value="1.0398936211997" calcext:value-type="float">
            <text:p>1.03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83.12998821588" calcext:value-type="float">
            <text:p>1683.12998821588</text:p>
          </table:table-cell>
          <table:table-cell table:formula="of:=[.B73]/[.A73]" office:value-type="float" office:value="6.05442441804272" calcext:value-type="float">
            <text:p>6.0544</text:p>
          </table:table-cell>
          <table:table-cell table:formula="of:=SQRT([.C73])" office:value-type="float" office:value="2.4605740017408" calcext:value-type="float">
            <text:p>2.46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95.22589003646" calcext:value-type="float">
            <text:p>1995.22589003646</text:p>
          </table:table-cell>
          <table:table-cell table:formula="of:=[.B74]/[.A74]" office:value-type="float" office:value="3.5950016036693" calcext:value-type="float">
            <text:p>3.5950</text:p>
          </table:table-cell>
          <table:table-cell table:formula="of:=SQRT([.C74])" office:value-type="float" office:value="1.89604894548355" calcext:value-type="float">
            <text:p>1.896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9.216816390217" calcext:value-type="float">
            <text:p>149.216816390217</text:p>
          </table:table-cell>
          <table:table-cell table:formula="of:=[.B75]/[.A75]" office:value-type="float" office:value="1.20336142250175" calcext:value-type="float">
            <text:p>1.2034</text:p>
          </table:table-cell>
          <table:table-cell table:formula="of:=SQRT([.C75])" office:value-type="float" office:value="1.09697831450843" calcext:value-type="float">
            <text:p>1.0970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4.125999462642" calcext:value-type="float">
            <text:p>184.125999462642</text:p>
          </table:table-cell>
          <table:table-cell table:formula="of:=[.B76]/[.A76]" office:value-type="float" office:value="1.48488709244066" calcext:value-type="float">
            <text:p>1.4849</text:p>
          </table:table-cell>
          <table:table-cell table:formula="of:=SQRT([.C76])" office:value-type="float" office:value="1.21855943328205" calcext:value-type="float">
            <text:p>1.2186</text:p>
          </table:table-cell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7.594496345795" calcext:value-type="float">
            <text:p>427.594496345795</text:p>
          </table:table-cell>
          <table:table-cell table:formula="of:=[.B77]/[.A77]" office:value-type="float" office:value="1.72417135623304" calcext:value-type="float">
            <text:p>1.7242</text:p>
          </table:table-cell>
          <table:table-cell table:formula="of:=SQRT([.C77])" office:value-type="float" office:value="1.31307705647195" calcext:value-type="float">
            <text:p>1.3131</text:p>
          </table:table-cell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.104978000219" calcext:value-type="float">
            <text:p>80.104978000219</text:p>
          </table:table-cell>
          <table:table-cell table:formula="of:=[.B78]/[.A78]" office:value-type="float" office:value="0.770240173079029" calcext:value-type="float">
            <text:p>0.7702</text:p>
          </table:table-cell>
          <table:table-cell table:formula="of:=SQRT([.C78])" office:value-type="float" office:value="0.877633279382128" calcext:value-type="float">
            <text:p>0.87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0.382206256168" calcext:value-type="float">
            <text:p>220.382206256168</text:p>
          </table:table-cell>
          <table:table-cell table:formula="of:=[.B79]/[.A79]" office:value-type="float" office:value="2.11905967554007" calcext:value-type="float">
            <text:p>2.1191</text:p>
          </table:table-cell>
          <table:table-cell table:formula="of:=SQRT([.C79])" office:value-type="float" office:value="1.4556990332964" calcext:value-type="float">
            <text:p>1.45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4.229699783185" calcext:value-type="float">
            <text:p>334.229699783185</text:p>
          </table:table-cell>
          <table:table-cell table:formula="of:=[.B80]/[.A80]" office:value-type="float" office:value="1.60687355664993" calcext:value-type="float">
            <text:p>1.6069</text:p>
          </table:table-cell>
          <table:table-cell table:formula="of:=SQRT([.C80])" office:value-type="float" office:value="1.2676251640962" calcext:value-type="float">
            <text:p>1.267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1.896086557049" calcext:value-type="float">
            <text:p>301.896086557049</text:p>
          </table:table-cell>
          <table:table-cell table:formula="of:=[.B82]/[.A82]" office:value-type="float" office:value="1.08987756879801" calcext:value-type="float">
            <text:p>1.0899</text:p>
          </table:table-cell>
          <table:table-cell table:formula="of:=SQRT([.C82])" office:value-type="float" office:value="1.04397201533279" calcext:value-type="float">
            <text:p>1.04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81.80380370167" calcext:value-type="float">
            <text:p>1681.80380370167</text:p>
          </table:table-cell>
          <table:table-cell table:formula="of:=[.B83]/[.A83]" office:value-type="float" office:value="6.04965397014988" calcext:value-type="float">
            <text:p>6.0497</text:p>
          </table:table-cell>
          <table:table-cell table:formula="of:=SQRT([.C83])" office:value-type="float" office:value="2.45960443367422" calcext:value-type="float">
            <text:p>2.459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96.31741809718" calcext:value-type="float">
            <text:p>1996.31741809718</text:p>
          </table:table-cell>
          <table:table-cell table:formula="of:=[.B84]/[.A84]" office:value-type="float" office:value="3.59696832089582" calcext:value-type="float">
            <text:p>3.5970</text:p>
          </table:table-cell>
          <table:table-cell table:formula="of:=SQRT([.C84])" office:value-type="float" office:value="1.89656751023944" calcext:value-type="float">
            <text:p>1.89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8.624785010448" calcext:value-type="float">
            <text:p>148.624785010448</text:p>
          </table:table-cell>
          <table:table-cell table:formula="of:=[.B85]/[.A85]" office:value-type="float" office:value="1.19858697589071" calcext:value-type="float">
            <text:p>1.1986</text:p>
          </table:table-cell>
          <table:table-cell table:formula="of:=SQRT([.C85])" office:value-type="float" office:value="1.09479997072101" calcext:value-type="float">
            <text:p>1.0948</text:p>
          </table:table-cell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4.358036762546" calcext:value-type="float">
            <text:p>184.358036762546</text:p>
          </table:table-cell>
          <table:table-cell table:formula="of:=[.B86]/[.A86]" office:value-type="float" office:value="1.48675836098828" calcext:value-type="float">
            <text:p>1.4868</text:p>
          </table:table-cell>
          <table:table-cell table:formula="of:=SQRT([.C86])" office:value-type="float" office:value="1.21932701150605" calcext:value-type="float">
            <text:p>1.2193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2.472282299375" calcext:value-type="float">
            <text:p>422.472282299375</text:p>
          </table:table-cell>
          <table:table-cell table:formula="of:=[.B87]/[.A87]" office:value-type="float" office:value="1.70351726733619" calcext:value-type="float">
            <text:p>1.7035</text:p>
          </table:table-cell>
          <table:table-cell table:formula="of:=SQRT([.C87])" office:value-type="float" office:value="1.30518859454724" calcext:value-type="float">
            <text:p>1.3052</text:p>
          </table:table-cell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.92592759421" calcext:value-type="float">
            <text:p>80.92592759421</text:p>
          </table:table-cell>
          <table:table-cell table:formula="of:=[.B88]/[.A88]" office:value-type="float" office:value="0.778133919175096" calcext:value-type="float">
            <text:p>0.7781</text:p>
          </table:table-cell>
          <table:table-cell table:formula="of:=SQRT([.C88])" office:value-type="float" office:value="0.882118993773004" calcext:value-type="float">
            <text:p>0.88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9.918999082767" calcext:value-type="float">
            <text:p>219.918999082767</text:p>
          </table:table-cell>
          <table:table-cell table:formula="of:=[.B89]/[.A89]" office:value-type="float" office:value="2.11460576041122" calcext:value-type="float">
            <text:p>2.1146</text:p>
          </table:table-cell>
          <table:table-cell table:formula="of:=SQRT([.C89])" office:value-type="float" office:value="1.45416840854532" calcext:value-type="float">
            <text:p>1.45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9.06118753108" calcext:value-type="float">
            <text:p>329.06118753108</text:p>
          </table:table-cell>
          <table:table-cell table:formula="of:=[.B90]/[.A90]" office:value-type="float" office:value="1.58202494005327" calcext:value-type="float">
            <text:p>1.5820</text:p>
          </table:table-cell>
          <table:table-cell table:formula="of:=SQRT([.C90])" office:value-type="float" office:value="1.25778572899094" calcext:value-type="float">
            <text:p>1.25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97.43794871931" calcext:value-type="float">
            <text:p>297.43794871931</text:p>
          </table:table-cell>
          <table:table-cell table:formula="of:=[.B92]/[.A92]" office:value-type="float" office:value="1.07378320837296" calcext:value-type="float">
            <text:p>1.0738</text:p>
          </table:table-cell>
          <table:table-cell table:formula="of:=SQRT([.C92])" office:value-type="float" office:value="1.03623511249762" calcext:value-type="float">
            <text:p>1.036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80.53539851522" calcext:value-type="float">
            <text:p>1680.53539851522</text:p>
          </table:table-cell>
          <table:table-cell table:formula="of:=[.B93]/[.A93]" office:value-type="float" office:value="6.04509136156553" calcext:value-type="float">
            <text:p>6.0451</text:p>
          </table:table-cell>
          <table:table-cell table:formula="of:=SQRT([.C93])" office:value-type="float" office:value="2.45867675011693" calcext:value-type="float">
            <text:p>2.458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95.92950540857" calcext:value-type="float">
            <text:p>1995.92950540857</text:p>
          </table:table-cell>
          <table:table-cell table:formula="of:=[.B94]/[.A94]" office:value-type="float" office:value="3.59626937911454" calcext:value-type="float">
            <text:p>3.5963</text:p>
          </table:table-cell>
          <table:table-cell table:formula="of:=SQRT([.C94])" office:value-type="float" office:value="1.89638323635138" calcext:value-type="float">
            <text:p>1.89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9.518865222738" calcext:value-type="float">
            <text:p>149.518865222738</text:p>
          </table:table-cell>
          <table:table-cell table:formula="of:=[.B95]/[.A95]" office:value-type="float" office:value="1.20579730018337" calcext:value-type="float">
            <text:p>1.2058</text:p>
          </table:table-cell>
          <table:table-cell table:formula="of:=SQRT([.C95])" office:value-type="float" office:value="1.09808802023489" calcext:value-type="float">
            <text:p>1.0981</text:p>
          </table:table-cell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7.309938779511" calcext:value-type="float">
            <text:p>187.309938779511</text:p>
          </table:table-cell>
          <table:table-cell table:formula="of:=[.B96]/[.A96]" office:value-type="float" office:value="1.51056402241541" calcext:value-type="float">
            <text:p>1.5106</text:p>
          </table:table-cell>
          <table:table-cell table:formula="of:=SQRT([.C96])" office:value-type="float" office:value="1.22905004878378" calcext:value-type="float">
            <text:p>1.2291</text:p>
          </table:table-cell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6.918158338713" calcext:value-type="float">
            <text:p>426.918158338713</text:p>
          </table:table-cell>
          <table:table-cell table:formula="of:=[.B97]/[.A97]" office:value-type="float" office:value="1.72144418684965" calcext:value-type="float">
            <text:p>1.7214</text:p>
          </table:table-cell>
          <table:table-cell table:formula="of:=SQRT([.C97])" office:value-type="float" office:value="1.3120381804085" calcext:value-type="float">
            <text:p>1.3120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9.6476778178131" calcext:value-type="float">
            <text:p>79.6476778178131</text:p>
          </table:table-cell>
          <table:table-cell table:formula="of:=[.B98]/[.A98]" office:value-type="float" office:value="0.765843055940511" calcext:value-type="float">
            <text:p>0.7658</text:p>
          </table:table-cell>
          <table:table-cell table:formula="of:=SQRT([.C98])" office:value-type="float" office:value="0.875124594523837" calcext:value-type="float">
            <text:p>0.875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5.63914319452" calcext:value-type="float">
            <text:p>215.63914319452</text:p>
          </table:table-cell>
          <table:table-cell table:formula="of:=[.B99]/[.A99]" office:value-type="float" office:value="2.07345329994731" calcext:value-type="float">
            <text:p>2.0735</text:p>
          </table:table-cell>
          <table:table-cell table:formula="of:=SQRT([.C99])" office:value-type="float" office:value="1.43994906158076" calcext:value-type="float">
            <text:p>1.43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9.013931214659" calcext:value-type="float">
            <text:p>329.013931214659</text:p>
          </table:table-cell>
          <table:table-cell table:formula="of:=[.B100]/[.A100]" office:value-type="float" office:value="1.58179774622432" calcext:value-type="float">
            <text:p>1.5818</text:p>
          </table:table-cell>
          <table:table-cell table:formula="of:=SQRT([.C100])" office:value-type="float" office:value="1.25769541075108" calcext:value-type="float">
            <text:p>1.257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104847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4:25:15.267602634</meta:creation-date>
    <dc:date>2022-02-21T19:54:22.579822383</dc:date>
    <meta:editing-duration>PT36M7S</meta:editing-duration>
    <meta:editing-cycles>1</meta:editing-cycles>
    <meta:document-statistic meta:table-count="1" meta:cell-count="605" meta:object-count="0"/>
    <meta:generator>LibreOffice/6.4.7.2$Linux_X86_64 LibreOffice_project/40$Build-2</meta:generator>
  </office:meta>
</office:document-meta>
</file>